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0% 100%"/>
    </style:style>
    <style:style style:name="T2" style:family="text">
      <style:text-properties style:text-position="super 58%"/>
    </style:style>
    <style:style style:name="T3" style:family="text">
      <style:text-properties fo:font-size="18pt" style:font-size-asian="15.75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922041793" text:style-name="L1">
        <text:list-item>
          <text:p text:style-name="P1">L(G) = { a<text:span text:style-name="T2">n</text:span> b<text:span text:style-name="T2">n </text:span><text:s/>| <text:s/>n &gt; 0 }<text:line-break/><text:line-break/>S → aSb | ab<text:line-break/></text:p>
        </text:list-item>
        <text:list-item>
          <text:p text:style-name="P1">L(G) = { <text:s/>a<text:span text:style-name="T2">k</text:span> b<text:span text:style-name="T2">n <text:s/></text:span><text:span text:style-name="T1">c</text:span><text:span text:style-name="T2">2k</text:span> | n, k &gt; 0 }<text:line-break/><text:line-break/>S → aScc | aBcc<text:line-break/>B → bB | b<text:line-break/></text:p>
        </text:list-item>
        <text:list-item>
          <text:p text:style-name="P1">L(G) = { a<text:span text:style-name="T2">n</text:span> b<text:span text:style-name="T2">n</text:span> c<text:span text:style-name="T2">n</text:span> | <text:s/>n &gt; = 0}<text:line-break/><text:line-break/>S → aSBc | abc | empty<text:line-break/>cB → Bc<text:line-break/>bB → bb<text:line-break/><text:line-break/>L is not a context-free language <text:line-break/></text:p>
        </text:list-item>
        <text:list-item>
          <text:p text:style-name="P1">es 3 appello 2<text:line-break/>L(G) = { a<text:span text:style-name="T2">j</text:span> b<text:span text:style-name="T2">i</text:span> a<text:span text:style-name="T2">j-i</text:span> | i,j &gt;= 0 and j &gt; i }<text:line-break/><text:line-break/>S → aSa | aBa<text:line-break/>B → ab | aBb<text:line-break/><text:line-break/></text:p>
        </text:list-item>
        <text:list-item>
          <text:p text:style-name="P1">L(G) = { a<text:span text:style-name="T2">m</text:span> b<text:span text:style-name="T2">n</text:span> a<text:span text:style-name="T2">m+n</text:span> | n,m &gt; 0 }<text:line-break/><text:line-break/>S → aSa | aBa<text:line-break/>B → ba | bBa<text:line-break/><text:line-break/></text:p>
        </text:list-item>
        <text:list-item>
          <text:p text:style-name="P1">L(G) = { a<text:span text:style-name="T2">i</text:span> b<text:span text:style-name="T2">j</text:span> c<text:span text:style-name="T2">k</text:span> | i,j,k &gt; 0 and i=j or j=k }<text:line-break/><text:line-break/>S → AB | CD<text:line-break/>A → aAb | ab<text:line-break/>B → cB | c<text:line-break/>C → aC | a<text:line-break/>D → bDc | bc<text:line-break/></text:p>
        </text:list-item>
        <text:list-item>
          <text:p text:style-name="P1">L(G) = { a<text:span text:style-name="T2">n</text:span> b<text:span text:style-name="T2">n</text:span> c<text:span text:style-name="T2">m</text:span> <text:s/>| n,m &gt;= 1 }<text:line-break/><text:line-break/>S → AB<text:line-break/>A → aAb | ab<text:line-break/>B → cB | c<text:line-break/><text:line-break/><text:line-break/></text:p>
        </text:list-item>
        <text:list-item>
          <text:p text:style-name="P1">L(G) = { a<text:span text:style-name="T2">n</text:span> b<text:span text:style-name="T2">m</text:span> c<text:span text:style-name="T2">n</text:span> | n,m &gt;= 1 }<text:line-break/><text:line-break/>S → aSc | aBc<text:line-break/>B → bB | b<text:line-break/></text:p>
        </text:list-item>
        <text:list-item>
          <text:p text:style-name="P1"><text:soft-page-break/>L(G) = { a<text:span text:style-name="T2">n</text:span> b<text:span text:style-name="T2">m</text:span> c<text:span text:style-name="T2">m</text:span> d<text:span text:style-name="T2">n</text:span> | n,m &gt;= 1 }<text:line-break/><text:line-break/>S → aSd | aBd<text:line-break/>B → bBc | bc<text:line-break/><text:line-break/></text:p>
        </text:list-item>
        <text:list-item>
          <text:p text:style-name="P1">L(G) = { a<text:span text:style-name="T2">m</text:span> b<text:span text:style-name="T2">n</text:span> c<text:span text:style-name="T2">n+m</text:span> | n,m &gt;= 1 }<text:line-break/><text:line-break/>S → aSc | aBc<text:line-break/>B → bc | bBc<text:line-break/></text:p>
        </text:list-item>
        <text:list-item>
          <text:p text:style-name="P1">L(G) = { a<text:span text:style-name="T2">m</text:span> b<text:span text:style-name="T2">n</text:span> a<text:span text:style-name="T2">m-n</text:span> | n,m &gt;= 1 }<text:line-break/><text:line-break/>S → aSa | aBa<text:line-break/>B → ab | aBb<text:line-break/></text:p>
        </text:list-item>
        <text:list-item>
          <text:p text:style-name="P1">L(G) = { a<text:span text:style-name="T2">k</text:span> | k is a prime number }<text:line-break/><text:line-break/>??<text:line-break/></text:p>
        </text:list-item>
        <text:list-item>
          <text:p text:style-name="P1">L(G) = { ww | <text:s/>w is an arbitrary word of a's or b's }<text:line-break/><text:line-break/>??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</meta:initial-creator>
    <meta:creation-date>2013-01-07T09:46:59</meta:creation-date>
    <dc:date>2013-01-07T10:20:07</dc:date>
    <dc:creator>ed </dc:creator>
    <meta:editing-duration>PT32M26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2" meta:paragraph-count="13" meta:word-count="307" meta:character-count="31" meta:non-whitespace-character-count="580"/>
  </office:meta>
</office:document-meta>
</file>